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style:font-name="arial" fo:font-size="36pt" officeooo:rsid="0004827d" style:font-size-asian="36pt" style:font-size-complex="36pt"/>
    </style:style>
    <style:style style:name="P2" style:family="paragraph" style:parent-style-name="Preformatted_20_Text">
      <style:text-properties fo:color="#1c1c1c" style:font-name="arial" fo:font-size="14pt" officeooo:rsid="000487b0" officeooo:paragraph-rsid="0004f618" style:font-size-asian="12.25pt" style:font-size-complex="14pt"/>
    </style:style>
    <style:style style:name="P3" style:family="paragraph" style:parent-style-name="Preformatted_20_Text">
      <style:text-properties fo:color="#1c1c1c" style:font-name="arial" fo:font-size="14pt" officeooo:rsid="0002ad09" officeooo:paragraph-rsid="0004f618" style:font-size-asian="12.25pt" style:font-size-complex="14pt"/>
    </style:style>
    <style:style style:name="P4" style:family="paragraph" style:parent-style-name="Preformatted_20_Text">
      <style:text-properties fo:color="#1c1c1c" style:font-name="arial" fo:font-size="14pt" officeooo:rsid="0002ad09" officeooo:paragraph-rsid="0006cfb0" style:font-size-asian="12.25pt" style:font-size-complex="14pt"/>
    </style:style>
    <style:style style:name="P5" style:family="paragraph" style:parent-style-name="Preformatted_20_Text">
      <style:text-properties fo:color="#1c1c1c" style:font-name="arial" fo:font-size="14pt" officeooo:rsid="0004f618" officeooo:paragraph-rsid="0004f618" style:font-size-asian="12.25pt" style:font-size-complex="14pt"/>
    </style:style>
    <style:style style:name="P6" style:family="paragraph" style:parent-style-name="Preformatted_20_Text">
      <style:text-properties fo:color="#1c1c1c" style:font-name="arial" fo:font-size="14pt" officeooo:rsid="00051c9e" officeooo:paragraph-rsid="00051c9e" style:font-size-asian="12.25pt" style:font-size-complex="14pt"/>
    </style:style>
    <style:style style:name="P7" style:family="paragraph" style:parent-style-name="Preformatted_20_Text">
      <style:text-properties fo:color="#1c1c1c" style:font-name="arial" fo:font-size="14pt" officeooo:rsid="00051c9e" officeooo:paragraph-rsid="0006cfb0" style:font-size-asian="12.25pt" style:font-size-complex="14pt"/>
    </style:style>
    <style:style style:name="P8" style:family="paragraph" style:parent-style-name="Preformatted_20_Text">
      <style:text-properties fo:color="#1c1c1c" style:font-name="arial" fo:font-size="14pt" officeooo:rsid="0006cfb0" officeooo:paragraph-rsid="0006cfb0" style:font-size-asian="12.25pt" style:font-size-complex="14pt"/>
    </style:style>
    <style:style style:name="P9" style:family="paragraph" style:parent-style-name="Preformatted_20_Text">
      <style:text-properties fo:color="#1c1c1c" style:font-name="arial" fo:font-size="14pt" officeooo:rsid="0008c770" officeooo:paragraph-rsid="0008c770" style:font-size-asian="12.25pt" style:font-size-complex="14pt"/>
    </style:style>
    <style:style style:name="P10" style:family="paragraph" style:parent-style-name="Preformatted_20_Text">
      <style:text-properties fo:color="#1c1c1c" style:font-name="arial" fo:font-size="14pt" officeooo:rsid="0008c770" officeooo:paragraph-rsid="001b2152" style:font-size-asian="12.25pt" style:font-size-complex="14pt"/>
    </style:style>
    <style:style style:name="P11" style:family="paragraph" style:parent-style-name="Preformatted_20_Text">
      <style:text-properties fo:color="#1c1c1c" style:font-name="arial" fo:font-size="14pt" officeooo:rsid="000f2242" officeooo:paragraph-rsid="000f2242" style:font-size-asian="12.25pt" style:font-size-complex="14pt"/>
    </style:style>
    <style:style style:name="P12" style:family="paragraph" style:parent-style-name="Preformatted_20_Text">
      <style:text-properties fo:color="#1c1c1c" style:font-name="arial" fo:font-size="14pt" fo:font-weight="bold" officeooo:rsid="000487b0" officeooo:paragraph-rsid="000487b0" style:font-size-asian="12.25pt" style:font-size-complex="14pt"/>
    </style:style>
    <style:style style:name="P13" style:family="paragraph" style:parent-style-name="Preformatted_20_Text">
      <style:text-properties fo:color="#1c1c1c" style:font-name="arial" fo:font-size="14pt" fo:font-weight="bold" officeooo:rsid="0004f618" officeooo:paragraph-rsid="0004f618" style:font-size-asian="14pt" style:font-size-complex="14pt"/>
    </style:style>
    <style:style style:name="P14" style:family="paragraph" style:parent-style-name="Preformatted_20_Text">
      <style:text-properties fo:color="#1c1c1c" style:font-name="arial" fo:font-size="14pt" fo:font-weight="bold" officeooo:rsid="0004f618" officeooo:paragraph-rsid="00051c9e" style:font-size-asian="14pt" style:font-size-complex="14pt"/>
    </style:style>
    <style:style style:name="P15" style:family="paragraph" style:parent-style-name="Preformatted_20_Text">
      <style:text-properties fo:color="#1c1c1c" style:font-name="arial" fo:font-size="14pt" fo:font-weight="bold" officeooo:rsid="00051c9e" officeooo:paragraph-rsid="00051c9e" style:font-size-asian="14pt" style:font-size-complex="14pt"/>
    </style:style>
    <style:style style:name="P16" style:family="paragraph" style:parent-style-name="Preformatted_20_Text">
      <style:text-properties fo:color="#1c1c1c" style:font-name="arial" fo:font-size="14pt" fo:font-weight="bold" officeooo:rsid="0006cfb0" officeooo:paragraph-rsid="0006cfb0" style:font-size-asian="14pt" style:font-size-complex="14pt"/>
    </style:style>
    <style:style style:name="P17" style:family="paragraph" style:parent-style-name="Preformatted_20_Text">
      <style:text-properties fo:color="#1c1c1c" style:font-name="arial" fo:font-size="14pt" fo:font-weight="bold" officeooo:rsid="0008c770" officeooo:paragraph-rsid="0008c770" style:font-size-asian="14pt" style:font-size-complex="14pt"/>
    </style:style>
    <style:style style:name="P18" style:family="paragraph" style:parent-style-name="Preformatted_20_Text">
      <style:text-properties fo:color="#1c1c1c" style:font-name="arial" fo:font-size="12pt" officeooo:rsid="00051c9e" officeooo:paragraph-rsid="00051c9e" style:font-size-asian="12pt" style:font-size-complex="12pt"/>
    </style:style>
    <style:style style:name="P19" style:family="paragraph" style:parent-style-name="Preformatted_20_Text">
      <style:text-properties fo:color="#1c1c1c" style:font-name="arial" fo:font-size="12pt" officeooo:rsid="00051c9e" officeooo:paragraph-rsid="0006cfb0" style:font-size-asian="12pt" style:font-size-complex="12pt"/>
    </style:style>
    <style:style style:name="P20" style:family="paragraph" style:parent-style-name="Preformatted_20_Text">
      <style:text-properties officeooo:paragraph-rsid="0008c770"/>
    </style:style>
    <style:style style:name="P21" style:family="paragraph" style:parent-style-name="Preformatted_20_Text">
      <style:text-properties fo:color="#000000" officeooo:rsid="000a2889" officeooo:paragraph-rsid="000a2889"/>
    </style:style>
    <style:style style:name="P22" style:family="paragraph" style:parent-style-name="Preformatted_20_Text">
      <style:text-properties fo:color="#000000" fo:font-weight="bold" officeooo:rsid="000a2889" officeooo:paragraph-rsid="000a2889"/>
    </style:style>
    <style:style style:name="P23" style:family="paragraph" style:parent-style-name="Preformatted_20_Text">
      <style:text-properties fo:color="#000000" fo:font-weight="bold" officeooo:rsid="000acbff" officeooo:paragraph-rsid="000a2889"/>
    </style:style>
    <style:style style:name="P24" style:family="paragraph" style:parent-style-name="Preformatted_20_Text">
      <style:text-properties fo:color="#000000" fo:font-weight="bold" officeooo:rsid="000acbff" officeooo:paragraph-rsid="000acbff"/>
    </style:style>
    <style:style style:name="P25" style:family="paragraph" style:parent-style-name="Preformatted_20_Text">
      <style:text-properties fo:color="#8ae234" fo:font-weight="bold" officeooo:rsid="0002ad09" officeooo:paragraph-rsid="0002ad09"/>
    </style:style>
    <style:style style:name="P26" style:family="paragraph" style:parent-style-name="Preformatted_20_Text">
      <style:text-properties fo:color="#8ae234" fo:font-weight="bold" officeooo:rsid="000acbff" officeooo:paragraph-rsid="000acbff"/>
    </style:style>
    <style:style style:name="P27" style:family="paragraph" style:parent-style-name="Preformatted_20_Text">
      <style:text-properties fo:color="#8ae234" style:font-name="arial" fo:font-size="14pt" fo:font-weight="bold" officeooo:rsid="0004f618" officeooo:paragraph-rsid="0004f618" style:font-size-asian="14pt" style:font-size-complex="14pt"/>
    </style:style>
    <style:style style:name="P28" style:family="paragraph" style:parent-style-name="Preformatted_20_Text">
      <style:text-properties fo:color="#8ae234" style:font-name="arial" fo:font-size="14pt" fo:font-weight="bold" officeooo:rsid="0002ad09" officeooo:paragraph-rsid="00051c9e" style:font-size-asian="14pt" style:font-size-complex="14pt"/>
    </style:style>
    <style:style style:name="P29" style:family="paragraph" style:parent-style-name="Preformatted_20_Text">
      <style:text-properties fo:color="#8ae234" style:font-name="arial" fo:font-size="14pt" fo:font-weight="bold" officeooo:rsid="0006cfb0" officeooo:paragraph-rsid="0006cfb0" style:font-size-asian="14pt" style:font-size-complex="14pt"/>
    </style:style>
    <style:style style:name="P30" style:family="paragraph" style:parent-style-name="Preformatted_20_Text">
      <style:text-properties fo:color="#8ae234" style:font-name="arial" fo:font-size="12pt" fo:font-weight="bold" officeooo:rsid="00051c9e" officeooo:paragraph-rsid="00051c9e" style:font-size-asian="12pt" style:font-size-complex="12pt"/>
    </style:style>
    <style:style style:name="P31" style:family="paragraph" style:parent-style-name="Preformatted_20_Text">
      <style:text-properties fo:color="#72bf44" style:font-name="arial" fo:font-size="14pt" fo:font-weight="bold" officeooo:rsid="0008c770" officeooo:paragraph-rsid="0008c770" style:font-size-asian="14pt" style:font-size-complex="14pt"/>
    </style:style>
    <style:style style:name="P32" style:family="paragraph" style:parent-style-name="Preformatted_20_Text">
      <style:text-properties fo:color="#72bf44" style:font-name="arial" fo:font-size="14pt" fo:font-weight="bold" officeooo:rsid="0008c770" officeooo:paragraph-rsid="000a2889" style:font-size-asian="14pt" style:font-size-complex="14pt"/>
    </style:style>
    <style:style style:name="P33" style:family="paragraph" style:parent-style-name="Preformatted_20_Text">
      <style:text-properties fo:color="#72bf44" style:font-name="arial" fo:font-size="14pt" fo:font-weight="bold" officeooo:rsid="000f2242" officeooo:paragraph-rsid="000f2242" style:font-size-asian="14pt" style:font-size-complex="14pt"/>
    </style:style>
    <style:style style:name="P34" style:family="paragraph" style:parent-style-name="Preformatted_20_Text">
      <style:text-properties fo:color="#111111" style:font-name="arial" fo:font-size="14pt" fo:font-weight="bold" officeooo:rsid="000f2242" officeooo:paragraph-rsid="000f2242" style:font-size-asian="14pt" style:font-size-complex="14pt"/>
    </style:style>
    <style:style style:name="P35" style:family="paragraph" style:parent-style-name="Preformatted_20_Text">
      <style:text-properties fo:color="#111111" style:font-name="arial" fo:font-size="14pt" fo:font-weight="bold" officeooo:rsid="00189a32" officeooo:paragraph-rsid="000f2242" style:font-size-asian="14pt" style:font-size-complex="14pt"/>
    </style:style>
    <style:style style:name="P36" style:family="paragraph" style:parent-style-name="Standard">
      <style:text-properties fo:color="#1c1c1c" style:font-name="arial" fo:font-size="14pt" officeooo:rsid="0008c770" officeooo:paragraph-rsid="0008c770" style:font-size-asian="12.25pt" style:font-size-complex="14pt"/>
    </style:style>
    <style:style style:name="P37" style:family="paragraph" style:parent-style-name="Standard">
      <style:text-properties officeooo:paragraph-rsid="00051c9e"/>
    </style:style>
    <style:style style:name="P38" style:family="paragraph" style:parent-style-name="Standard">
      <style:paragraph-properties fo:break-before="page"/>
    </style:style>
    <style:style style:name="P39" style:family="paragraph" style:parent-style-name="Preformatted_20_Text" style:list-style-name="L1">
      <style:text-properties fo:color="#1c1c1c" style:font-name="arial" fo:font-size="14pt" fo:font-weight="bold" officeooo:rsid="000487b0" officeooo:paragraph-rsid="000487b0" style:font-size-asian="12.25pt" style:font-size-complex="14pt"/>
    </style:style>
    <style:style style:name="P40" style:family="paragraph" style:parent-style-name="Preformatted_20_Text" style:list-style-name="L1">
      <style:text-properties fo:color="#1c1c1c" style:font-name="arial" fo:font-size="14pt" fo:font-weight="bold" officeooo:rsid="0004f618" officeooo:paragraph-rsid="0004f618" style:font-size-asian="14pt" style:font-size-complex="14pt"/>
    </style:style>
    <style:style style:name="P41" style:family="paragraph" style:parent-style-name="Preformatted_20_Text" style:list-style-name="L1">
      <style:text-properties fo:color="#1c1c1c" style:font-name="arial" fo:font-size="14pt" fo:font-weight="bold" officeooo:rsid="0006cfb0" officeooo:paragraph-rsid="0006cfb0" style:font-size-asian="14pt" style:font-size-complex="14pt"/>
    </style:style>
    <style:style style:name="P42" style:family="paragraph" style:parent-style-name="Preformatted_20_Text" style:list-style-name="L1">
      <style:text-properties fo:color="#1c1c1c" style:font-name="arial" fo:font-size="14pt" fo:font-weight="bold" officeooo:rsid="0008c770" officeooo:paragraph-rsid="0008c770" style:font-size-asian="14pt" style:font-size-complex="14pt"/>
    </style:style>
    <style:style style:name="P43" style:family="paragraph" style:parent-style-name="Preformatted_20_Text" style:list-style-name="L1">
      <style:text-properties fo:color="#1c1c1c" style:font-name="arial" fo:font-size="14pt" fo:font-weight="bold" officeooo:rsid="000a2889" officeooo:paragraph-rsid="000a2889" style:font-size-asian="14pt" style:font-size-complex="14pt"/>
    </style:style>
    <style:style style:name="P44" style:family="paragraph" style:parent-style-name="Preformatted_20_Text" style:list-style-name="L1">
      <style:text-properties fo:color="#1c1c1c" style:font-name="arial" fo:font-size="14pt" officeooo:rsid="00051c9e" officeooo:paragraph-rsid="00051c9e" style:font-size-asian="12.25pt" style:font-size-complex="14pt"/>
    </style:style>
    <style:style style:name="P45" style:family="paragraph" style:parent-style-name="Preformatted_20_Text" style:list-style-name="L1">
      <style:text-properties fo:color="#1c1c1c" style:font-name="arial" fo:font-size="14pt" officeooo:rsid="0008c770" officeooo:paragraph-rsid="0008c770" style:font-size-asian="12.25pt" style:font-size-complex="14pt"/>
    </style:style>
    <style:style style:name="P46" style:family="paragraph" style:parent-style-name="Heading_20_1">
      <style:text-properties fo:font-size="36pt" officeooo:rsid="00051c9e" officeooo:paragraph-rsid="00051c9e" style:font-size-asian="31.5pt" style:font-size-complex="36pt"/>
    </style:style>
    <style:style style:name="T1" style:family="text">
      <style:text-properties officeooo:rsid="000a2889"/>
    </style:style>
    <style:style style:name="T2" style:family="text">
      <style:text-properties fo:font-weight="bold"/>
    </style:style>
    <style:style style:name="T3" style:family="text">
      <style:text-properties fo:font-weight="bold" style:font-size-asian="14pt"/>
    </style:style>
    <style:style style:name="T4" style:family="text">
      <style:text-properties fo:font-weight="bold" officeooo:rsid="0004f618" style:font-size-asian="14pt"/>
    </style:style>
    <style:style style:name="T5" style:family="text">
      <style:text-properties fo:font-weight="bold" officeooo:rsid="0006cfb0" style:font-size-asian="14pt"/>
    </style:style>
    <style:style style:name="T6" style:family="text">
      <style:text-properties fo:font-weight="bold" officeooo:rsid="00051c9e" style:font-size-asian="14pt"/>
    </style:style>
    <style:style style:name="T7" style:family="text">
      <style:text-properties fo:font-weight="bold" officeooo:rsid="000c3f59" style:font-size-asian="14pt"/>
    </style:style>
    <style:style style:name="T8" style:family="text">
      <style:text-properties fo:font-weight="bold" officeooo:rsid="000acbff"/>
    </style:style>
    <style:style style:name="T9" style:family="text">
      <style:text-properties fo:color="#8ae234" fo:font-weight="bold"/>
    </style:style>
    <style:style style:name="T10" style:family="text">
      <style:text-properties fo:color="#8ae234" fo:font-weight="bold" officeooo:rsid="0002ad09"/>
    </style:style>
    <style:style style:name="T11" style:family="text">
      <style:text-properties fo:color="#8ae234" fo:font-weight="bold" style:font-size-asian="14pt"/>
    </style:style>
    <style:style style:name="T12" style:family="text">
      <style:text-properties fo:color="#8ae234" fo:font-weight="bold" officeooo:rsid="0004f618" style:font-size-asian="14pt"/>
    </style:style>
    <style:style style:name="T13" style:family="text">
      <style:text-properties fo:color="#8ae234" fo:font-weight="bold" officeooo:rsid="0002ad09" style:font-size-asian="14pt"/>
    </style:style>
    <style:style style:name="T14" style:family="text">
      <style:text-properties fo:color="#8ae234" fo:font-weight="bold" officeooo:rsid="0006cfb0" style:font-size-asian="14pt"/>
    </style:style>
    <style:style style:name="T15" style:family="text">
      <style:text-properties fo:color="#8ae234" fo:font-size="14pt" fo:font-weight="bold" officeooo:rsid="0002ad09" style:font-size-asian="14pt" style:font-size-complex="14pt"/>
    </style:style>
    <style:style style:name="T16" style:family="text">
      <style:text-properties fo:color="#8ae234" fo:font-size="14pt" fo:font-weight="bold" officeooo:rsid="0006cfb0" style:font-size-asian="14pt" style:font-size-complex="14pt"/>
    </style:style>
    <style:style style:name="T17" style:family="text">
      <style:text-properties fo:color="#4e9a06"/>
    </style:style>
    <style:style style:name="T18" style:family="text">
      <style:text-properties fo:font-size="14pt" fo:font-weight="bold" style:font-size-asian="14pt" style:font-size-complex="14pt"/>
    </style:style>
    <style:style style:name="T19" style:family="text">
      <style:text-properties fo:color="#72bf44" fo:font-weight="bold" style:font-size-asian="14pt"/>
    </style:style>
    <style:style style:name="T20" style:family="text">
      <style:text-properties fo:color="#72bf44" fo:font-weight="bold" officeooo:rsid="0002ad09" style:font-size-asian="14pt"/>
    </style:style>
    <style:style style:name="T21" style:family="text">
      <style:text-properties fo:color="#111111" fo:font-weight="bold" style:font-size-asian="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5"/>
      <text:p text:style-name="P25"/>
      <text:p text:style-name="P25"/>
      <text:p text:style-name="P22">Question?After installing ubuntu if you are not able to get the wifi ?</text:p>
      <text:p text:style-name="P22"/>
      <text:p text:style-name="P22">Solution – It is happening because of your laptop network driver are not installed ,generally some of laptop or desktop by HP, dell and some other manufacturer do not provide drivers for ubuntu and linux . Obivious they will not because ubuntu and linux are open source operating system and for every open system they are not going to give you driver because hundred of OS are out there in market and for every OS creating driver take time and money for making off.Windows provide driver bacause It is most popular and most using by peoples so microsoft providing windows OS and drivers for gui &amp; ease people .</text:p>
      <text:p text:style-name="P21"><text:span text:style-name="T2">I am currently using hp-15-bs180-tx which has adapter for network is rtl8111/</text:span><text:span text:style-name="T8">8168/8411 but if you have some other realteck manufacturer like starting with rtl8----- fine ,no worries for cheacking type in command line interface(CLI)</text:span></text:p>
      <text:p text:style-name="P23"><text:s text:c="4"/></text:p>
      <text:p text:style-name="P23"><text:s text:c="18"/>lspci</text:p>
      <text:p text:style-name="P23"/>
      <text:p text:style-name="P23"/>
      <text:p text:style-name="P24">at bottom you can check it out they give you name if manufacturer</text:p>
      <text:p text:style-name="P23"/>
      <text:p text:style-name="P23"/>
      <text:p text:style-name="P26"/>
      <text:p text:style-name="P25"/>
      <text:p text:style-name="P25"/>
      <text:p text:style-name="P25"/>
      <text:p text:style-name="P25"/>
      <text:p text:style-name="P25"/>
      <text:p text:style-name="P25"/>
      <text:p text:style-name="P25"/>
      <text:list xml:id="list3154041604" text:style-name="L1">
        <text:list-item>
          <text:p text:style-name="P39"><text:s/>First update your ubuntu operating system <text:s/>-</text:p>
        </text:list-item>
      </text:list>
      <text:p text:style-name="P12"/>
      <text:p text:style-name="P12"/>
      <text:p text:style-name="P2"><text:span text:style-name="T2"><text:s text:c="12"/></text:span><text:span text:style-name="T10">Sudo apt-get update</text:span></text:p>
      <text:p text:style-name="P12"/>
      <text:p text:style-name="P12"/>
      <text:list xml:id="list182828212992086" text:continue-numbering="true" text:style-name="L1">
        <text:list-item>
          <text:p text:style-name="P40">hoping you have done your system upgrade if not follow this <text:s text:c="2"/>-</text:p>
        </text:list-item>
      </text:list>
      <text:p text:style-name="P13"/>
      <text:p text:style-name="P3"><text:span text:style-name="T4"><text:s text:c="13"/></text:span><text:span text:style-name="T11">sudo apt-get upgrade</text:span></text:p>
      <text:p text:style-name="P27"/>
      <text:p text:style-name="P13"/>
      <text:list xml:id="list182828474526187" text:continue-numbering="true" text:style-name="L1">
        <text:list-item>
          <text:p text:style-name="P40">build essential installation according to your system <text:s text:c="2"/>-</text:p>
        </text:list-item>
      </text:list>
      <text:p text:style-name="P13"/>
      <text:p text:style-name="P13"/>
      <text:p text:style-name="P5"><text:span text:style-name="T3"><text:s text:c="12"/></text:span><text:span text:style-name="T13">sudo apt-get </text:span><text:span text:style-name="T11">install build-essential</text:span></text:p>
      <text:p text:style-name="P13"><text:soft-page-break/></text:p>
      <text:list xml:id="list182828991272353" text:continue-numbering="true" text:style-name="L1">
        <text:list-item>
          <text:p text:style-name="P40">give permission for make changes ,submit password of your ubuntu <text:s/>-</text:p>
        </text:list-item>
      </text:list>
      <text:p text:style-name="P13"/>
      <text:p text:style-name="P3"><text:span text:style-name="T11"><text:s text:c="5"/></text:span><text:span text:style-name="T4"><text:s text:c="2"/></text:span><text:span text:style-name="T12">password for manishgautam120 : XXXXXXXX</text:span></text:p>
      <text:p text:style-name="P13"/>
      <text:p text:style-name="P13"/>
      <text:list xml:id="list182826950572246" text:continue-numbering="true" text:style-name="L1">
        <text:list-item>
          <text:p text:style-name="P40">apt-get dist-upgrade will update all packages to the newest available version no matter what. It will also install and remove dependencies as needed (install dependencies to satisfy packages, obviously, but also remove dependencies that became orphaned if a package that was updated no longer needed the dependency.</text:p>
        </text:list-item>
      </text:list>
      <text:p text:style-name="P13"/>
      <text:p text:style-name="P14"><text:s text:c="13"/></text:p>
      <text:p text:style-name="P28"><text:s text:c="17"/>sudo apt-get dist-upgrade</text:p>
      <text:p text:style-name="P28"/>
      <text:p text:style-name="P28"/>
      <text:p text:style-name="P13"/>
      <text:list xml:id="list182827121686261" text:continue-numbering="true" text:style-name="L1">
        <text:list-item>
          <text:p text:style-name="P44"><text:span text:style-name="T3">Install git for retriving </text:span><text:span text:style-name="T5">my file </text:span><text:span text:style-name="T3">and cloning data from </text:span><text:span text:style-name="T5">github</text:span></text:p>
        </text:list-item>
      </text:list>
      <text:p text:style-name="P15"/>
      <text:p text:style-name="P15"/>
      <text:p text:style-name="P7"><text:span text:style-name="T3"><text:s text:c="13"/></text:span><text:span text:style-name="T13"><text:s text:c="4"/>sudo apt </text:span><text:span text:style-name="T14">install git </text:span></text:p>
      <text:p text:style-name="P29"/>
      <text:p text:style-name="P15"/>
      <text:list xml:id="list182828549342621" text:continue-numbering="true" text:style-name="L1">
        <text:list-item>
          <text:p text:style-name="P44"><text:span text:style-name="T3">Follow my github and </text:span><text:span text:style-name="T5">start cloning</text:span></text:p>
        </text:list-item>
      </text:list>
      <text:p text:style-name="P15"><text:s text:c="5"/></text:p>
      <text:p text:style-name="P15"/>
      <text:p text:style-name="P18"><text:span text:style-name="T2"><text:s text:c="7"/></text:span><text:span text:style-name="T10"><text:s/>sudo </text:span><text:span text:style-name="T9">git <text:s/>clone </text:span><text:a xlink:type="simple" xlink:href="https://github.com/lwfinger/rtlwifi_new.git" text:style-name="Internet_20_link" text:visited-style-name="Visited_20_Internet_20_Link"><text:span text:style-name="T18">https://github.com/lmanishgautam120/rtlwifi_new.git</text:span></text:a></text:p>
      <text:p text:style-name="P30"><text:s text:c="8"/></text:p>
      <text:p text:style-name="P19"><text:span text:style-name="T9"><text:s text:c="6"/></text:span><text:span text:style-name="T15"><text:s text:c="4"/></text:span><text:span text:style-name="T16">If this will not work then try this</text:span></text:p>
      <text:p text:style-name="P30"/>
      <text:p text:style-name="P6"><text:span text:style-name="T3"><text:s text:c="5"/>sudo git clone </text:span><text:a xlink:type="simple" xlink:href="https://github.com/lwfinger/rtlwifi_new.git" text:style-name="Internet_20_link" text:visited-style-name="Visited_20_Internet_20_Link"><text:span text:style-name="T3">https://github.com/lwfinger/rtlwifi_new.git</text:span></text:a></text:p>
      <text:p text:style-name="P15"/>
      <text:p text:style-name="P15"/>
      <text:list xml:id="list182828521967629" text:continue-numbering="true" text:style-name="L1">
        <text:list-item>
          <text:p text:style-name="P41">You will see folder has been <text:s/>by the name of <text:s/>rtlwifi_new created inside Home for open this floder type</text:p>
        </text:list-item>
      </text:list>
      <text:p text:style-name="P15"><text:s/></text:p>
      <text:p text:style-name="P7"><text:span text:style-name="T3"><text:s text:c="9"/></text:span><text:span text:style-name="T5">cd <text:s/></text:span><text:a xlink:type="simple" xlink:href="https://github.com/lwfinger/rtlwifi_new.git" text:style-name="Internet_20_link" text:visited-style-name="Visited_20_Internet_20_Link"><text:span text:style-name="T3">rtlwifi_new</text:span></text:a></text:p>
      <text:p text:style-name="P37"/>
      <text:p text:style-name="P4"><text:span text:style-name="T3"><text:s text:c="3"/></text:span><text:span text:style-name="T5">now you should be inside that folder(</text:span><text:a xlink:type="simple" xlink:href="https://github.com/lwfinger/rtlwifi_new.git" text:style-name="Internet_20_link" text:visited-style-name="Visited_20_Internet_20_Link"><text:span text:style-name="T6">rtlwifi_new</text:span></text:a><text:span text:style-name="T5">) or you can check it out by using that command <text:s/>type</text:span></text:p>
      <text:p text:style-name="P16"><text:soft-page-break/></text:p>
      <text:p text:style-name="P16"/>
      <text:p text:style-name="P8"><text:span text:style-name="T3"><text:s text:c="5"/></text:span><text:span text:style-name="T11">pwd</text:span><text:span text:style-name="T3"> </text:span></text:p>
      <text:p text:style-name="P16"/>
      <text:p text:style-name="P16"><text:s text:c="2"/>now you will see <text:s/>your directory has been printed (this is only for your knowledge)</text:p>
      <text:p text:style-name="P15"/>
      <text:p text:style-name="P15"/>
      <text:list xml:id="list182827974003847" text:continue-numbering="true" text:style-name="L1">
        <text:list-item>
          <text:p text:style-name="P42">Now you can cheackit out from git</text:p>
        </text:list-item>
      </text:list>
      <text:p text:style-name="P17"/>
      <text:p text:style-name="P17"><text:s text:c="11"/></text:p>
      <text:p text:style-name="P10"><text:span text:style-name="T3"><text:s text:c="5"/></text:span><text:span text:style-name="T19"><text:s/>git chec</text:span><text:span text:style-name="T4"> done your system upgrade if not follow this <text:s text:c="2"/>-</text:span></text:p>
      <text:p text:style-name="P13"/>
      <text:p text:style-name="P10"><text:span text:style-name="T4"><text:s text:c="13"/></text:span><text:span text:style-name="T20">sudo git checkout origin/extended -b extended</text:span></text:p>
      <text:p text:style-name="P17"><text:s text:c="11"/></text:p>
      <text:p text:style-name="P17"><text:s text:c="8"/>if you are in extended then fine otherwise follow one more</text:p>
      <text:p text:style-name="P17"><text:s text:c="7"/>command</text:p>
      <text:p text:style-name="P17"><text:s text:c="11"/></text:p>
      <text:p text:style-name="P17"/>
      <text:p text:style-name="P9"><text:span text:style-name="T3"><text:s text:c="9"/></text:span><text:span text:style-name="T19"><text:s text:c="2"/>git branch</text:span></text:p>
      <text:p text:style-name="P31"/>
      <text:p text:style-name="P31">result should be </text:p>
      <text:p text:style-name="P20">* <text:span text:style-name="T17">extended</text:span></text:p>
      <text:p text:style-name="P31"><text:s text:c="2"/>master</text:p>
      <text:p text:style-name="P17"/>
      <text:p text:style-name="P17"/>
      <text:p text:style-name="P17"/>
      <text:list xml:id="list182828555894186" text:continue-numbering="true" text:style-name="L1">
        <text:list-item>
          <text:p text:style-name="P42">if you are doing make install that means you are making a local install, and if you need to do sudo make install that means you don't have permission to wherever you are writing.</text:p>
        </text:list-item>
      </text:list>
      <text:p text:style-name="P17"/>
      <text:p text:style-name="P17"/>
      <text:p text:style-name="P36"/>
      <text:p text:style-name="P31"><text:s text:c="17"/>sudo make install </text:p>
      <text:p text:style-name="P17"/>
      <text:p text:style-name="P17"/>
      <text:list xml:id="list182828315789955" text:continue-numbering="true" text:style-name="L1">
        <text:list-item>
          <text:p text:style-name="P45"><text:span text:style-name="T3">type <text:s/></text:span><text:span text:style-name="T7">your type of chip use by your system after rtl you can check for your system it is present or not .if not follow this for universe and sometime it now work other than realteck</text:span></text:p>
        </text:list-item>
      </text:list>
      <text:p text:style-name="P17"/>
      <text:p text:style-name="P9"><text:span text:style-name="T3"><text:s text:c="23"/></text:span><text:span text:style-name="T19">sudo modprobe -r rtl8723de</text:span></text:p>
      <text:p text:style-name="P17"><text:soft-page-break/></text:p>
      <text:p text:style-name="P17"/>
      <text:list xml:id="list182828403267066" text:continue-numbering="true" text:style-name="L1">
        <text:list-item>
          <text:p text:style-name="P45"/>
          <text:p text:style-name="P43"/>
          <text:p text:style-name="P43">wait 2 mint and cheackout your wifi ,if working fine and network is slow than follow my next command and type</text:p>
        </text:list-item>
      </text:list>
      <text:p text:style-name="P31"/>
      <text:p text:style-name="P31"><text:s text:c="15"/></text:p>
      <text:p text:style-name="P31"/>
      <text:p text:style-name="P32"><text:s/>sudo modprobe -r rtl8723de &amp;&amp; sleep 5 &amp;&amp; sudo modprobe rtl8723de ant_sel=2</text:p>
      <text:p text:style-name="P31"/>
      <text:p text:style-name="P31"/>
      <text:p text:style-name="P31"/>
      <text:p text:style-name="P20"/>
      <text:p text:style-name="P33">Type </text:p>
      <text:p text:style-name="P33"/>
      <text:p text:style-name="P11"><text:span text:style-name="T19"><text:s text:c="17"/>reboot <text:s text:c="15"/></text:span><text:span text:style-name="T21">For</text:span><text:span text:style-name="T19"> <text:s text:c="5"/></text:span></text:p>
      <text:p text:style-name="P33"/>
      <text:p text:style-name="P34">your system will reboot (restart) and check-it out if working fine Enjoy..</text:p>
      <text:p text:style-name="P34"/>
      <text:p text:style-name="P34"/>
      <text:p text:style-name="P34"/>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1">
      <style:text-properties fo:font-size="36pt" officeooo:rsid="00051c9e" officeooo:paragraph-rsid="00051c9e" style:font-size-asian="31.5pt" style:font-size-complex="36pt"/>
    </style:style>
    <style:style style:name="MP2" style:family="paragraph" style:parent-style-name="Text_20_body">
      <style:text-properties style:font-name="arial" fo:font-size="36pt" officeooo:rsid="0004827d" style:font-size-asian="36pt" style:font-size-complex="36pt"/>
    </style:style>
    <style:style style:name="MT1" style:family="text">
      <style:text-properties officeooo:rsid="000a2889"/>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h text:style-name="MP1" text:outline-level="1"/>
      </style:header>
      <style:header-first>
        <text:h text:style-name="MP1" text:outline-level="1"><text:span text:style-name="MT1">Ubuntu OS </text:span>Wifi <text:span text:style-name="MT1">Adapter Trouble-Shooting</text:span></text:h>
      </style:header-first>
      <style:header-left>
        <text:p text:style-name="MP2"/>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3T11:52:03.883285886</meta:creation-date>
    <dc:date>2019-11-02T10:58:21.030161914</dc:date>
    <meta:editing-duration>PT4H56M36S</meta:editing-duration>
    <meta:editing-cycles>7</meta:editing-cycles>
    <meta:generator>LibreOffice/6.0.7.3$Linux_X86_64 LibreOffice_project/00m0$Build-3</meta:generator>
    <meta:document-statistic meta:table-count="0" meta:image-count="0" meta:object-count="0" meta:page-count="5" meta:paragraph-count="55" meta:word-count="550" meta:character-count="3576" meta:non-whitespace-character-count="2718"/>
  </office:meta>
</office:document-meta>
</file>